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fgrænsing (Tina, Jogvan, Elvis og Kenneth)</text:p>
      <text:p text:style-name="Standard"/>
      <text:p text:style-name="P1">Use cases</text:p>
      <text:p text:style-name="Standard"/>
      <text:p text:style-name="Standard">Vi har 9 use cases, hvoraf én er en include, men har kun programmeret de 3 af dem grundet den allokerede tid til projektet.</text:p>
      <text:p text:style-name="Standard"/>
      <text:p text:style-name="Standard">Manglende implementeringer</text:p>
      <text:p text:style-name="Standard"/>
      <text:p text:style-name="P1">Login</text:p>
      <text:p text:style-name="Standard"/>
      <text:p text:style-name="Standard">Der skal klikkes på login knappen med musen i stedet for ”Enter” på tastaturet, som man normalt også kan.</text:p>
      <text:p text:style-name="Standard"/>
      <text:p text:style-name="Standard">Brugernavn er ikke case-sensitive.</text:p>
      <text:p text:style-name="Standard"/>
      <text:p text:style-name="P1">MedarejderGui</text:p>
      <text:p text:style-name="Standard"/>
      <text:p text:style-name="Standard">Når der oprettes en ny kunde og/eller en ny behandling er der ingen automatisk opdatering af table. Dvs. at programmet skal genstartes for at ændringer kan ses.</text:p>
      <text:p text:style-name="Standard"/>
      <text:p text:style-name="Standard">Hvis det forsøges at oprette en kunde med et allerede eksisterende telefonnr. eller en behanling med et allerede eksisterende navn, gennemføres oprettelsen ikke (Programmet kaster en MySQLInterityConstraintViolationException, der ikke kan ses af brugeren). Brugeren får dog vist en bekræftelse på oprettelsen af kunden eller behandlingen.</text:p>
      <text:p text:style-name="Standard"/>
      <text:p text:style-name="Standard">Det er ikke muligt at redigere eller slette en allerede oprettet booking i bookingoversigten.</text:p>
      <text:p text:style-name="Standard"/>
      <text:p text:style-name="Standard">Forsøges det at slette en kunde eller en behandling uden at indtaste noget, gennemføres sletningen ikke (programmet kaster en NullPointerException, der ikke kan ses af kunden).</text:p>
      <text:p text:style-name="Standard"/>
      <text:p text:style-name="Standard">Ingen datavalidering på ”Dyrs fødselsdag” under tilføj dyr, når der oprettes en kunde.</text:p>
      <text:p text:style-name="Standard"/>
      <text:p text:style-name="Standard">Nye frames der åbner har ikke ”fokus”. F.eks. klikkes der på ”Opret kunde”, vises der en ny frame. Herefter er det muligt at bevæge sig væk fra denne frame uden at lukke den, og man kan således åbne en ny og blive ved med det.</text:p>
      <text:p text:style-name="Standard"/>
      <text:p text:style-name="Standard">Der vises kun 40 tegn i en table-celle.</text:p>
      <text:p text:style-name="Standard"/>
      <text:p text:style-name="Standard"/>
      <text:p text:style-name="P1">KundeGui</text:p>
      <text:p text:style-name="P1"/>
      <text:p text:style-name="P2">Det er muligt at booke en behandling ”tilbage i tiden”.</text:p>
      <text:p text:style-name="P2"/>
      <text:p text:style-name="P2">ComboBox nustiller ikke efter booking er oprettet.</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neth Mundt</meta:initial-creator>
    <meta:creation-date>2014-12-12T15:55:50.36</meta:creation-date>
    <dc:date>2014-12-12T17:23:55.10</dc:date>
    <dc:creator>Kenneth Mundt</dc:creator>
    <meta:editing-duration>PT44M50S</meta:editing-duration>
    <meta:editing-cycles>5</meta:editing-cycles>
    <meta:generator>OpenOffice/4.1.0$Win32 OpenOffice.org_project/410m18$Build-9764</meta:generator>
    <meta:document-statistic meta:table-count="0" meta:image-count="0" meta:object-count="0" meta:page-count="2" meta:paragraph-count="18" meta:word-count="255" meta:character-count="1589"/>
  </office:meta>
</office:document-meta>
</file>